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83.59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21.86pt"/>
    </style:style>
    <style:style style:name="co4" style:family="table-column">
      <style:table-column-properties fo:break-before="auto" style:column-width="22.59pt"/>
    </style:style>
    <style:style style:name="co5" style:family="table-column">
      <style:table-column-properties fo:break-before="auto" style:column-width="88.24pt"/>
    </style:style>
    <style:style style:name="co6" style:family="table-column">
      <style:table-column-properties fo:break-before="auto" style:column-width="92.86pt"/>
    </style:style>
    <style:style style:name="co7" style:family="table-column">
      <style:table-column-properties fo:break-before="auto" style:column-width="33.39pt"/>
    </style:style>
    <style:style style:name="co8" style:family="table-column">
      <style:table-column-properties fo:break-before="auto" style:column-width="116.79pt"/>
    </style:style>
    <style:style style:name="co9" style:family="table-column">
      <style:table-column-properties fo:break-before="auto" style:column-width="113.7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61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makam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2"/>
        <table:table-column table:style-name="co7" table:number-columns-repeated="2" table:default-cell-style-name="ce2"/>
        <table:table-column table:style-name="co6" table:default-cell-style-name="ce2"/>
        <table:table-column table:style-name="co8" table:default-cell-style-name="ce2"/>
        <table:table-column table:style-name="co6" table:default-cell-style-name="ce2"/>
        <table:table-column table:style-name="co9" table:default-cell-style-name="ce2"/>
        <table:table-row table:style-name="ro1">
          <table:table-cell table:style-name="ce1" office:value-type="string" calcext:value-type="string">
            <text:p>kaba</text:p>
          </table:table-cell>
          <table:table-cell table:style-name="ce1" office:value-type="string" calcext:value-type="string">
            <text:p>tîz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esir</text:p>
          </table:table-cell>
          <table:table-cell table:style-name="ce1" office:value-type="string" calcext:value-type="string">
            <text:p>oran</text:p>
          </table:table-cell>
          <table:table-cell table:style-name="ce1" office:value-type="string" calcext:value-type="string">
            <text:p>aralık</text:p>
          </table:table-cell>
          <table:table-cell table:style-name="ce1" office:value-type="string" calcext:value-type="string">
            <text:p>koma</text:p>
          </table:table-cell>
          <table:table-cell table:style-name="ce1" office:value-type="string" calcext:value-type="string">
            <text:p>koma oran</text:p>
          </table:table-cell>
          <table:table-cell table:style-name="ce1" office:value-type="string" calcext:value-type="string">
            <text:p>fark</text:p>
          </table:table-cell>
          <table:table-cell table:style-name="ce1" office:value-type="string" calcext:value-type="string">
            <text:p>diatonik</text:p>
          </table:table-cell>
          <table:table-cell table:style-name="ce1" office:value-type="string" calcext:value-type="string">
            <text:p>fark</text:p>
          </table:table-cell>
        </table:table-row>
        <table:table-row table:style-name="ro1">
          <table:table-cell office:value-type="string" calcext:value-type="string">
            <text:p>kaba çârgâh</text:p>
          </table:table-cell>
          <table:table-cell office:value-type="string" calcext:value-type="string">
            <text:p>çârgâ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/ 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ba nîm hicâz</text:p>
          </table:table-cell>
          <table:table-cell office:value-type="string" calcext:value-type="string">
            <text:p>nîm hicâz</text:p>
          </table:table-cell>
          <table:table-cell office:value-type="float" office:value="8" calcext:value-type="float">
            <text:p>8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256 / 243</text:p>
          </table:table-cell>
          <table:table-cell office:value-type="float" office:value="1.05349794238683" calcext:value-type="float">
            <text:p>1.0534979423868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05370549520302" calcext:value-type="float">
            <text:p>1.05370549520302</text:p>
          </table:table-cell>
          <table:table-cell office:value-type="float" office:value="0.000197013024744619" calcext:value-type="float">
            <text:p>0.0001970130247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ba hicâz</text:p>
          </table:table-cell>
          <table:table-cell office:value-type="string" calcext:value-type="string">
            <text:p>hicâz</text:p>
          </table:table-cell>
          <table:table-cell office:value-type="float" office:value="-11" calcext:value-type="float">
            <text:p>-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187 / 2048</text:p>
          </table:table-cell>
          <table:table-cell office:value-type="float" office:value="1.06787109375" calcext:value-type="float">
            <text:p>1.0678710937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.06757662504801" calcext:value-type="float">
            <text:p>1.06757662504801</text:p>
          </table:table-cell>
          <table:table-cell office:value-type="float" office:value="-0.000275753041456883" calcext:value-type="float">
            <text:p>-0.000275753041457</text:p>
          </table:table-cell>
          <table:table-cell office:value-type="float" office:value="1.0594630943593" calcext:value-type="float">
            <text:p>1.0594630943593</text:p>
          </table:table-cell>
          <table:table-cell office:value-type="float" office:value="-0.00787360894017519" calcext:value-type="float">
            <text:p>-0.007873608940175</text:p>
          </table:table-cell>
        </table:table-row>
        <table:table-row table:style-name="ro1">
          <table:table-cell office:value-type="string" calcext:value-type="string">
            <text:p>kaba dik hicâz</text:p>
          </table:table-cell>
          <table:table-cell office:value-type="string" calcext:value-type="string">
            <text:p>dik hicâz</text:p>
          </table:table-cell>
          <table:table-cell office:value-type="float" office:value="16" calcext:value-type="float">
            <text:p>16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65536 / 59049</text:p>
          </table:table-cell>
          <table:table-cell office:value-type="float" office:value="1.10985791461329" calcext:value-type="float">
            <text:p>1.1098579146132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.11029527062105" calcext:value-type="float">
            <text:p>1.11029527062105</text:p>
          </table:table-cell>
          <table:table-cell office:value-type="float" office:value="0.000394064863621368" calcext:value-type="float">
            <text:p>0.0003940648636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gâh</text:p>
          </table:table-cell>
          <table:table-cell office:value-type="string" calcext:value-type="string">
            <text:p>nevâ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 / 8</text:p>
          </table:table-cell>
          <table:table-cell office:value-type="float" office:value="1.125" calcext:value-type="float">
            <text:p>1.12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.12491135636339" calcext:value-type="float">
            <text:p>1.12491135636339</text:p>
          </table:table-cell>
          <table:table-cell table:style-name="ce4" office:value-type="float" office:value="-0.0000787943436529881" calcext:value-type="float">
            <text:p>-7.88E-05</text:p>
          </table:table-cell>
          <table:table-cell office:value-type="float" office:value="1.12246204830937" calcext:value-type="float">
            <text:p>1.12246204830937</text:p>
          </table:table-cell>
          <table:table-cell office:value-type="float" office:value="-0.00225595705833515" calcext:value-type="float">
            <text:p>-0.002255957058335</text:p>
          </table:table-cell>
        </table:table-row>
        <table:table-row table:style-name="ro1">
          <table:table-cell office:value-type="string" calcext:value-type="string">
            <text:p>kaba nîm hisar</text:p>
          </table:table-cell>
          <table:table-cell office:value-type="string" calcext:value-type="string">
            <text:p>nîm hisâr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32 / 27</text:p>
          </table:table-cell>
          <table:table-cell office:value-type="float" office:value="1.18518518518519" calcext:value-type="float">
            <text:p>1.1851851851851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.18532527781639" calcext:value-type="float">
            <text:p>1.18532527781639</text:p>
          </table:table-cell>
          <table:table-cell office:value-type="float" office:value="0.00011820315757971" calcext:value-type="float">
            <text:p>0.00011820315758</text:p>
          </table:table-cell>
          <table:table-cell office:value-type="float" office:value="1.18920711500272" calcext:value-type="float">
            <text:p>1.18920711500272</text:p>
          </table:table-cell>
          <table:table-cell office:value-type="float" office:value="0.00339350328354615" calcext:value-type="float">
            <text:p>0.003393503283546</text:p>
          </table:table-cell>
        </table:table-row>
        <table:table-row table:style-name="ro1">
          <table:table-cell office:value-type="string" calcext:value-type="string">
            <text:p>kaba hisar</text:p>
          </table:table-cell>
          <table:table-cell office:value-type="string" calcext:value-type="string">
            <text:p>hisâr</text:p>
          </table:table-cell>
          <table:table-cell office:value-type="float" office:value="-14" calcext:value-type="float">
            <text:p>-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9683 / 16384</text:p>
          </table:table-cell>
          <table:table-cell office:value-type="float" office:value="1.20135498046875" calcext:value-type="float">
            <text:p>1.2013549804687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.20092906930461" calcext:value-type="float">
            <text:p>1.20092906930461</text:p>
          </table:table-cell>
          <table:table-cell office:value-type="float" office:value="-0.000354525657330185" calcext:value-type="float">
            <text:p>-0.000354525657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ba dik hisar</text:p>
          </table:table-cell>
          <table:table-cell office:value-type="string" calcext:value-type="string">
            <text:p>dik hisâr</text:p>
          </table:table-cell>
          <table:table-cell office:value-type="float" office:value="13" calcext:value-type="float">
            <text:p>13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8192 / 6561</text:p>
          </table:table-cell>
          <table:table-cell office:value-type="float" office:value="1.24859015393995" calcext:value-type="float">
            <text:p>1.2485901539399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.24898375883818" calcext:value-type="float">
            <text:p>1.24898375883818</text:p>
          </table:table-cell>
          <table:table-cell office:value-type="float" office:value="0.000315239469885764" calcext:value-type="float">
            <text:p>0.0003152394698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üseynî aşîrân</text:p>
          </table:table-cell>
          <table:table-cell office:value-type="string" calcext:value-type="string">
            <text:p>hüseynî</text:p>
          </table:table-cell>
          <table:table-cell office:value-type="float" office:value="-6" calcext:value-type="float">
            <text:p>-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1 / 64</text:p>
          </table:table-cell>
          <table:table-cell office:value-type="float" office:value="1.265625" calcext:value-type="float">
            <text:p>1.26562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.26542555967532" calcext:value-type="float">
            <text:p>1.26542555967532</text:p>
          </table:table-cell>
          <table:table-cell office:value-type="float" office:value="-0.000157582478757523" calcext:value-type="float">
            <text:p>-0.000157582478758</text:p>
          </table:table-cell>
          <table:table-cell office:value-type="float" office:value="1.25992104989487" calcext:value-type="float">
            <text:p>1.25992104989487</text:p>
          </table:table-cell>
          <table:table-cell office:value-type="float" office:value="-0.00450682477442099" calcext:value-type="float">
            <text:p>-0.004506824774421</text:p>
          </table:table-cell>
        </table:table-row>
        <table:table-row table:style-name="ro1">
          <table:table-cell office:value-type="string" calcext:value-type="string">
            <text:p>acem aşîrân</text:p>
          </table:table-cell>
          <table:table-cell office:value-type="string" calcext:value-type="string">
            <text:p>acem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4 / 3</text:p>
          </table:table-cell>
          <table:table-cell office:value-type="float" office:value="1.33333333333333" calcext:value-type="float">
            <text:p>1.3333333333333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.33338586600025" calcext:value-type="float">
            <text:p>1.33338586600025</text:p>
          </table:table-cell>
          <table:table-cell table:style-name="ce4" office:value-type="float" office:value="0.0000393995001863878" calcext:value-type="float">
            <text:p>3.94E-05</text:p>
          </table:table-cell>
          <table:table-cell office:value-type="float" office:value="1.33483985417003" calcext:value-type="float">
            <text:p>1.33483985417003</text:p>
          </table:table-cell>
          <table:table-cell office:value-type="float" office:value="0.00112989062752611" calcext:value-type="float">
            <text:p>0.001129890627526</text:p>
          </table:table-cell>
        </table:table-row>
        <table:table-row table:style-name="ro1">
          <table:table-cell office:value-type="string" calcext:value-type="string">
            <text:p>dik acem aşîrân </text:p>
          </table:table-cell>
          <table:table-cell office:value-type="string" calcext:value-type="string">
            <text:p>dik acem</text:p>
          </table:table-cell>
          <table:table-cell office:value-type="float" office:value="-17" calcext:value-type="float">
            <text:p>-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77147 / 131072</text:p>
          </table:table-cell>
          <table:table-cell office:value-type="float" office:value="1.35152435302734" calcext:value-type="float">
            <text:p>1.3515243530273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.35093874824768" calcext:value-type="float">
            <text:p>1.35093874824768</text:p>
          </table:table-cell>
          <table:table-cell office:value-type="float" office:value="-0.000433292066366775" calcext:value-type="float">
            <text:p>-0.0004332920663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ırak</text:p>
          </table:table-cell>
          <table:table-cell office:value-type="string" calcext:value-type="string">
            <text:p>eviç</text:p>
          </table:table-cell>
          <table:table-cell office:value-type="float" office:value="10" calcext:value-type="float">
            <text:p>10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1024 / 729</text:p>
          </table:table-cell>
          <table:table-cell office:value-type="float" office:value="1.40466392318244" calcext:value-type="float">
            <text:p>1.40466392318244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.4049960142305" calcext:value-type="float">
            <text:p>1.4049960142305</text:p>
          </table:table-cell>
          <table:table-cell office:value-type="float" office:value="0.000236420287145878" calcext:value-type="float">
            <text:p>0.0002364202871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veşt</text:p>
          </table:table-cell>
          <table:table-cell office:value-type="string" calcext:value-type="string">
            <text:p>mâhûr</text:p>
          </table:table-cell>
          <table:table-cell office:value-type="float" office:value="-9" calcext:value-type="float">
            <text:p>-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29 / 512</text:p>
          </table:table-cell>
          <table:table-cell office:value-type="float" office:value="1.423828125" calcext:value-type="float">
            <text:p>1.42382812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.42349158271127" calcext:value-type="float">
            <text:p>1.42349158271127</text:p>
          </table:table-cell>
          <table:table-cell office:value-type="float" office:value="-0.000236364405802658" calcext:value-type="float">
            <text:p>-0.000236364405803</text:p>
          </table:table-cell>
          <table:table-cell office:value-type="float" office:value="1.4142135623731" calcext:value-type="float">
            <text:p>1.4142135623731</text:p>
          </table:table-cell>
          <table:table-cell office:value-type="float" office:value="-0.00675261462959553" calcext:value-type="float">
            <text:p>-0.006752614629596</text:p>
          </table:table-cell>
        </table:table-row>
        <table:table-row table:style-name="ro1">
          <table:table-cell office:value-type="string" calcext:value-type="string">
            <text:p>dik geveşt</text:p>
          </table:table-cell>
          <table:table-cell office:value-type="string" calcext:value-type="string">
            <text:p>dik mâhûr</text:p>
          </table:table-cell>
          <table:table-cell office:value-type="float" office:value="18" calcext:value-type="float">
            <text:p>18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262144 / 177147</text:p>
          </table:table-cell>
          <table:table-cell office:value-type="float" office:value="1.47981055281772" calcext:value-type="float">
            <text:p>1.4798105528177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.48045202093303" calcext:value-type="float">
            <text:p>1.48045202093303</text:p>
          </table:table-cell>
          <table:table-cell office:value-type="float" office:value="0.000433479889766275" calcext:value-type="float">
            <text:p>0.0004334798897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âst</text:p>
          </table:table-cell>
          <table:table-cell office:value-type="string" calcext:value-type="string">
            <text:p>gerdâniye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/ 2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.49994090307811" calcext:value-type="float">
            <text:p>1.49994090307811</text:p>
          </table:table-cell>
          <table:table-cell table:style-name="ce4" office:value-type="float" office:value="-0.0000393979479245132" calcext:value-type="float">
            <text:p>-3.94E-05</text:p>
          </table:table-cell>
          <table:table-cell office:value-type="float" office:value="1.49830707687668" calcext:value-type="float">
            <text:p>1.49830707687668</text:p>
          </table:table-cell>
          <table:table-cell office:value-type="float" office:value="-0.00112861541554532" calcext:value-type="float">
            <text:p>-0.001128615415545</text:p>
          </table:table-cell>
        </table:table-row>
        <table:table-row table:style-name="ro1">
          <table:table-cell office:value-type="string" calcext:value-type="string">
            <text:p>nîm zîrgûle</text:p>
          </table:table-cell>
          <table:table-cell office:value-type="string" calcext:value-type="string">
            <text:p>nîm şehnâz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128 / 81</text:p>
          </table:table-cell>
          <table:table-cell office:value-type="float" office:value="1.58024691358025" calcext:value-type="float">
            <text:p>1.58024691358025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.58049597205319" calcext:value-type="float">
            <text:p>1.58049597205319</text:p>
          </table:table-cell>
          <table:table-cell office:value-type="float" office:value="0.000157607314911434" calcext:value-type="float">
            <text:p>0.000157607314911</text:p>
          </table:table-cell>
          <table:table-cell office:value-type="float" office:value="1.5874010519682" calcext:value-type="float">
            <text:p>1.5874010519682</text:p>
          </table:table-cell>
          <table:table-cell office:value-type="float" office:value="0.00452722819862661" calcext:value-type="float">
            <text:p>0.004527228198627</text:p>
          </table:table-cell>
        </table:table-row>
        <table:table-row table:style-name="ro1">
          <table:table-cell office:value-type="string" calcext:value-type="string">
            <text:p>zîrgûle</text:p>
          </table:table-cell>
          <table:table-cell office:value-type="string" calcext:value-type="string">
            <text:p>şehnâz</text:p>
          </table:table-cell>
          <table:table-cell office:value-type="float" office:value="-12" calcext:value-type="float">
            <text:p>-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561 / 4096</text:p>
          </table:table-cell>
          <table:table-cell office:value-type="float" office:value="1.601806640625" calcext:value-type="float">
            <text:p>1.601806640625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.6013018470796" calcext:value-type="float">
            <text:p>1.6013018470796</text:p>
          </table:table-cell>
          <table:table-cell office:value-type="float" office:value="-0.000315140125277558" calcext:value-type="float">
            <text:p>-0.0003151401252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k zîrgûle</text:p>
          </table:table-cell>
          <table:table-cell office:value-type="string" calcext:value-type="string">
            <text:p>dik şehnâz</text:p>
          </table:table-cell>
          <table:table-cell office:value-type="float" office:value="15" calcext:value-type="float">
            <text:p>15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32768 / 19683</text:p>
          </table:table-cell>
          <table:table-cell office:value-type="float" office:value="1.66478687191993" calcext:value-type="float">
            <text:p>1.66478687191993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.66537729089869" calcext:value-type="float">
            <text:p>1.66537729089869</text:p>
          </table:table-cell>
          <table:table-cell office:value-type="float" office:value="0.000354651390349847" calcext:value-type="float">
            <text:p>0.000354651390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ügâh</text:p>
          </table:table-cell>
          <table:table-cell office:value-type="string" calcext:value-type="string">
            <text:p>muhayyer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7 / 16</text:p>
          </table:table-cell>
          <table:table-cell office:value-type="float" office:value="1.6875" calcext:value-type="float">
            <text:p>1.6875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.68730055574653" calcext:value-type="float">
            <text:p>1.68730055574653</text:p>
          </table:table-cell>
          <table:table-cell office:value-type="float" office:value="-0.000118189187242046" calcext:value-type="float">
            <text:p>-0.000118189187242</text:p>
          </table:table-cell>
          <table:table-cell office:value-type="float" office:value="1.68179283050743" calcext:value-type="float">
            <text:p>1.68179283050743</text:p>
          </table:table-cell>
          <table:table-cell office:value-type="float" office:value="-0.00338202636596763" calcext:value-type="float">
            <text:p>-0.003382026365968</text:p>
          </table:table-cell>
        </table:table-row>
        <table:table-row table:style-name="ro1">
          <table:table-cell office:value-type="string" calcext:value-type="string">
            <text:p>kürdî</text:p>
          </table:table-cell>
          <table:table-cell office:value-type="string" calcext:value-type="string">
            <text:p>sünbüle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16 / 9</text:p>
          </table:table-cell>
          <table:table-cell office:value-type="float" office:value="1.77777777777778" calcext:value-type="float">
            <text:p>1.77777777777778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.77791786764923" calcext:value-type="float">
            <text:p>1.77791786764923</text:p>
          </table:table-cell>
          <table:table-cell table:style-name="ce4" office:value-type="float" office:value="0.00007880055269327" calcext:value-type="float">
            <text:p>7.88E-05</text:p>
          </table:table-cell>
          <table:table-cell office:value-type="float" office:value="1.78179743628068" calcext:value-type="float">
            <text:p>1.78179743628068</text:p>
          </table:table-cell>
          <table:table-cell office:value-type="float" office:value="0.00226105790788234" calcext:value-type="float">
            <text:p>0.002261057907882</text:p>
          </table:table-cell>
        </table:table-row>
        <table:table-row table:style-name="ro1">
          <table:table-cell office:value-type="string" calcext:value-type="string">
            <text:p>dik kürdî</text:p>
          </table:table-cell>
          <table:table-cell office:value-type="string" calcext:value-type="string">
            <text:p>dik sünbüle</text:p>
          </table:table-cell>
          <table:table-cell office:value-type="float" office:value="-15" calcext:value-type="float">
            <text:p>-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9049 / 32768</text:p>
          </table:table-cell>
          <table:table-cell office:value-type="float" office:value="1.80203247070313" calcext:value-type="float">
            <text:p>1.8020324707031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.80132263274552" calcext:value-type="float">
            <text:p>1.80132263274552</text:p>
          </table:table-cell>
          <table:table-cell office:value-type="float" office:value="-0.000393909637671275" calcext:value-type="float">
            <text:p>-0.0003939096376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gâh</text:p>
          </table:table-cell>
          <table:table-cell office:value-type="string" calcext:value-type="string">
            <text:p>tîz segâh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4096 / 2187</text:p>
          </table:table-cell>
          <table:table-cell office:value-type="float" office:value="1.87288523090992" calcext:value-type="float">
            <text:p>1.8728852309099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.87340182716164" calcext:value-type="float">
            <text:p>1.87340182716164</text:p>
          </table:table-cell>
          <table:table-cell office:value-type="float" office:value="0.000275829102173386" calcext:value-type="float">
            <text:p>0.000275829102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ûselik</text:p>
          </table:table-cell>
          <table:table-cell office:value-type="string" calcext:value-type="string">
            <text:p>tîz bûselik</text:p>
          </table:table-cell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43 / 128</text:p>
          </table:table-cell>
          <table:table-cell office:value-type="float" office:value="1.8984375" calcext:value-type="float">
            <text:p>1.8984375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.89806355675753" calcext:value-type="float">
            <text:p>1.89806355675753</text:p>
          </table:table-cell>
          <table:table-cell office:value-type="float" office:value="-0.000196974218255708" calcext:value-type="float">
            <text:p>-0.000196974218256</text:p>
          </table:table-cell>
          <table:table-cell office:value-type="float" office:value="1.88774862536339" calcext:value-type="float">
            <text:p>1.88774862536339</text:p>
          </table:table-cell>
          <table:table-cell office:value-type="float" office:value="-0.00563035371805076" calcext:value-type="float">
            <text:p>-0.005630353718051</text:p>
          </table:table-cell>
        </table:table-row>
        <table:table-row table:style-name="ro1">
          <table:table-cell office:value-type="string" calcext:value-type="string">
            <text:p>dik bûselik</text:p>
          </table:table-cell>
          <table:table-cell office:value-type="string" calcext:value-type="string">
            <text:p>tîz dik bûselik</text:p>
          </table:table-cell>
          <table:table-cell office:value-type="float" office:value="20" calcext:value-type="float">
            <text:p>20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1048576 / 531441</text:p>
          </table:table-cell>
          <table:table-cell office:value-type="float" office:value="1.97308073709029" calcext:value-type="float">
            <text:p>1.97308073709029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1.9740138000036" calcext:value-type="float">
            <text:p>1.9740138000036</text:p>
          </table:table-cell>
          <table:table-cell office:value-type="float" office:value="0.000472896468843631" calcext:value-type="float">
            <text:p>0.0004728964688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çârgâh</text:p>
          </table:table-cell>
          <table:table-cell office:value-type="string" calcext:value-type="string">
            <text:p>tîz çârgâ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/ 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2.44249065417534E-015" calcext:value-type="float">
            <text:p>2.44E-15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4.44089209850063E-016" calcext:value-type="float">
            <text:p>4.44E-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dobe Blank" style:font-family-asian="'Adobe Blan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7T20:43:34.215685050</dc:date>
    <meta:editing-duration>PT3H42M49S</meta:editing-duration>
    <meta:editing-cycles>1</meta:editing-cycles>
    <meta:generator>LibreOffice/5.3.0.3$Linux_X86_64 LibreOffice_project/30m0$Build-3</meta:generator>
    <meta:document-statistic meta:table-count="1" meta:cell-count="288" meta:object-count="0"/>
  </office:meta>
</office:document-meta>
</file>